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Consolas" fo:font-size="7pt" style:font-name-asian="Consolas" style:font-size-asian="7pt" style:font-name-complex="Consolas" style:font-size-complex="7pt"/>
    </style:style>
    <style:style style:name="P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-0.053cm" fo:margin-right="-0.079cm" fo:text-indent="0cm" style:auto-text-indent="false" style:text-autospace="none">
        <style:tab-stops>
          <style:tab-stop style:position="1.508cm"/>
          <style:tab-stop style:position="19.976cm"/>
        </style:tab-stops>
      </style:paragraph-properties>
      <style:text-properties style:use-window-font-color="true" style:font-name="Consolas" fo:font-size="7pt" style:font-name-asian="Consolas" style:font-size-asian="7pt" style:font-name-complex="Consolas" style:font-size-complex="7pt"/>
    </style:style>
    <style:style style:name="P4" style:family="paragraph" style:parent-style-name="Standard">
      <style:paragraph-properties fo:margin-left="-0.053cm" fo:margin-right="-0.079cm" fo:text-indent="0cm" style:auto-text-indent="false" style:text-autospace="none">
        <style:tab-stops>
          <style:tab-stop style:position="1.508cm"/>
          <style:tab-stop style:position="19.976cm"/>
        </style:tab-stops>
      </style:paragraph-properties>
      <style:text-properties style:use-window-font-color="true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1" style:family="text">
      <style:text-properties fo:color="#0000ff" style:font-name="Consolas" style:font-name-asian="Consolas" style:font-name-complex="Consolas"/>
    </style:style>
    <style:style style:name="T2" style:family="text">
      <style:text-properties fo:color="#0000ff" style:font-name="Consolas" fo:font-weight="bold" style:font-name-asian="Consolas" style:font-weight-asian="bold" style:font-name-complex="Consolas" style:font-weight-complex="bold"/>
    </style:style>
    <style:style style:name="T3" style:family="text">
      <style:text-properties fo:color="#0000ff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4" style:family="text">
      <style:text-properties fo:color="#0000ff" fo:font-size="8pt" fo:font-weight="bold" style:font-size-asian="8pt" style:font-weight-asian="bold" style:font-size-complex="8pt" style:font-weight-complex="bold"/>
    </style:style>
    <style:style style:name="T5" style:family="text">
      <style:text-properties style:use-window-font-color="true" style:font-name="Consolas" style:font-name-asian="Consolas" style:font-name-complex="Consolas"/>
    </style:style>
    <style:style style:name="T6" style:family="text">
      <style:text-properties style:use-window-font-color="true" style:font-name="Consolas" fo:font-weight="bold" style:font-name-asian="Consolas" style:font-weight-asian="bold" style:font-name-complex="Consolas" style:font-weight-complex="bold"/>
    </style:style>
    <style:style style:name="T7" style:family="text">
      <style:text-properties style:use-window-font-color="true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<text:s text:c="3"/></text:span><text:span text:style-name="T4">public</text:span><text:span text:style-name="T9"> </text:span><text:span text:style-name="T4">bool</text:span><text:span text:style-name="T9"> GetFehlerAktiv()</text:span></text:p>
      <text:p text:style-name="P1"><text:s text:c="4"/>{</text:p>
      <text:p text:style-name="P2"><text:span text:style-name="T5"><text:s text:c="8"/></text:span><text:span text:style-name="T1">return</text:span><text:span text:style-name="T5"> FehlerAktiv;</text:span></text:p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int</text:span><text:span text:style-name="T7"> GetFarbe()</text:span></text:p>
      <text:p text:style-name="P1"><text:s text:c="4"/>{</text:p>
      <text:p text:style-name="P2"><text:span text:style-name="T5"><text:s text:c="8"/></text:span><text:span text:style-name="T1">return</text:span><text:span text:style-name="T5"> Farbe;</text:span></text:p>
      <text:p text:style-name="P1"><text:s text:c="4"/>}</text:p>
      <text:p text:style-name="P1"/>
      <text:p text:style-name="P3"><text:span text:style-name="T8"><text:s text:c="3"/></text:span><text:span text:style-name="T4">public</text:span><text:span text:style-name="T9"> </text:span><text:span text:style-name="T4">bool</text:span><text:span text:style-name="T9"> GetOnField(</text:span><text:span text:style-name="T4">int</text:span><text:span text:style-name="T9"> ID)</text:span></text:p>
      <text:p text:style-name="P1"><text:s text:c="4"/>{</text:p>
      <text:p text:style-name="P2"><text:span text:style-name="T5"><text:s text:c="8"/></text:span><text:span text:style-name="T1">return</text:span><text:span text:style-name="T5"> (EigenePosition[ID] &gt;= 0) ? </text:span><text:span text:style-name="T1">true</text:span><text:span text:style-name="T5"> : </text:span><text:span text:style-name="T1">false</text:span><text:span text:style-name="T5">;</text:span></text:p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void</text:span><text:span text:style-name="T7"> EntferneFigur(</text:span><text:span text:style-name="T3">int</text:span><text:span text:style-name="T7"> ID)</text:span></text:p>
      <text:p text:style-name="P1"><text:s text:c="4"/>{</text:p>
      <text:p text:style-name="P2"><text:span text:style-name="T5"><text:s text:c="8"/></text:span><text:span text:style-name="T1">if</text:span><text:span text:style-name="T5"> (EigenePosition[ID] &gt; -1) Spielfeld[EigenePosition[ID]] = 0;</text:span></text:p>
      <text:p text:style-name="P1"><text:s text:c="8"/>EigenePosition[ID] = -1;</text:p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int</text:span><text:span text:style-name="T7"> GetEigenePosition(</text:span><text:span text:style-name="T3">int</text:span><text:span text:style-name="T7"> ID)</text:span></text:p>
      <text:p text:style-name="P1"><text:s text:c="4"/>{</text:p>
      <text:p text:style-name="P2"><text:span text:style-name="T5"><text:s text:c="8"/></text:span><text:span text:style-name="T1">return</text:span><text:span text:style-name="T5"> EigenePosition[ID];</text:span></text:p>
      <text:p text:style-name="P1"><text:s text:c="4"/>}</text:p>
      <text:p text:style-name="P4"/>
      <text:p text:style-name="P3"><text:span text:style-name="T8"><text:s text:c="2"/></text:span><text:span text:style-name="T4">public</text:span><text:span text:style-name="T9"> </text:span><text:span text:style-name="T4">bool</text:span><text:span text:style-name="T9"> BewegungMoeglich(</text:span><text:span text:style-name="T4">int</text:span><text:span text:style-name="T9"> ID, </text:span><text:span text:style-name="T4">int</text:span><text:span text:style-name="T9"> Wurf)</text:span></text:p>
      <text:p text:style-name="P1"><text:s text:c="4"/>{</text:p>
      <text:p text:style-name="P2"><text:span text:style-name="T5"><text:s text:c="8"/></text:span><text:span text:style-name="T1">if</text:span><text:span text:style-name="T5"> (GetEigenePosition(ID) + Wurf &gt;= 44) </text:span><text:span text:style-name="T1">return</text:span><text:span text:style-name="T5"> </text:span><text:span text:style-name="T1">false</text:span><text:span text:style-name="T5">;</text:span></text:p>
      <text:p text:style-name="P2"><text:span text:style-name="T5"><text:s text:c="8"/></text:span><text:span text:style-name="T1">if</text:span><text:span text:style-name="T5"> (Wurf == 6 &amp;&amp; GetEigeneFrei() &gt; 0 &amp;&amp; Spielfeld[0] &lt;= 0 &amp;&amp; GetEigenePosition(ID)&lt;=-1) </text:span><text:span text:style-name="T1">return</text:span><text:span text:style-name="T5"> </text:span><text:span text:style-name="T1">true</text:span><text:span text:style-name="T5">;</text:span></text:p>
      <text:p text:style-name="P2"><text:span text:style-name="T5"><text:s text:c="8"/></text:span><text:span text:style-name="T1">if</text:span><text:span text:style-name="T5"> (GetEigenePosition(ID) &lt; 0) </text:span><text:span text:style-name="T1">return</text:span><text:span text:style-name="T5"> </text:span><text:span text:style-name="T1">false</text:span><text:span text:style-name="T5">;</text:span></text:p>
      <text:p text:style-name="P2"><text:span text:style-name="T5"><text:s text:c="8"/></text:span><text:span text:style-name="T1">if</text:span><text:span text:style-name="T5"> (Spielfeld[GetEigenePosition(ID) + Wurf] == GetFarbe()) </text:span><text:span text:style-name="T1">return</text:span><text:span text:style-name="T5"> </text:span><text:span text:style-name="T1">false</text:span><text:span text:style-name="T5">;</text:span></text:p>
      <text:p text:style-name="P1"/>
      <text:p text:style-name="P2"><text:span text:style-name="T5"><text:s text:c="8"/></text:span><text:span text:style-name="T1">if</text:span><text:span text:style-name="T5"> (GetEigenePosition(ID) + Wurf &gt;= 40)</text:span></text:p>
      <text:p text:style-name="P1"><text:s text:c="8"/>{</text:p>
      <text:p text:style-name="P2"><text:span text:style-name="T5"><text:s text:c="12"/></text:span><text:span text:style-name="T1">int</text:span><text:span text:style-name="T5"> start = GetEigenePosition(ID) + 1;</text:span></text:p>
      <text:p text:style-name="P2"><text:span text:style-name="T5"><text:s text:c="12"/></text:span><text:span text:style-name="T1">if</text:span><text:span text:style-name="T5"> (start &lt; 40) start = 40;</text:span></text:p>
      <text:p text:style-name="P2"><text:span text:style-name="T5"><text:s text:c="12"/></text:span><text:span text:style-name="T1">for</text:span><text:span text:style-name="T5"> (</text:span><text:span text:style-name="T1">int</text:span><text:span text:style-name="T5"> i = start; i &lt;= GetEigenePosition(ID) + Wurf &amp;&amp; i &lt; 44; i++)</text:span></text:p>
      <text:p text:style-name="P1"><text:s text:c="12"/>{</text:p>
      <text:p text:style-name="P2"><text:span text:style-name="T5"><text:s text:c="16"/></text:span><text:span text:style-name="T1">if</text:span><text:span text:style-name="T5"> (Spielfeld[i] &gt; 0)</text:span></text:p>
      <text:p text:style-name="P1"><text:s text:c="16"/>{</text:p>
      <text:p text:style-name="P2"><text:span text:style-name="T5"><text:s text:c="20"/></text:span><text:span text:style-name="T1">return</text:span><text:span text:style-name="T5"> </text:span><text:span text:style-name="T1">false</text:span><text:span text:style-name="T5">;</text:span></text:p>
      <text:p text:style-name="P1"><text:s text:c="16"/>}</text:p>
      <text:p text:style-name="P1"><text:s text:c="12"/>}</text:p>
      <text:p text:style-name="P2"><text:span text:style-name="T5"><text:s text:c="12"/></text:span><text:span text:style-name="T1">return</text:span><text:span text:style-name="T5"> </text:span><text:span text:style-name="T1">true</text:span><text:span text:style-name="T5">;</text:span></text:p>
      <text:p text:style-name="P1"><text:s text:c="8"/>}</text:p>
      <text:p text:style-name="P1"/>
      <text:p text:style-name="P1"/>
      <text:p text:style-name="P2"><text:span text:style-name="T5"><text:s text:c="8"/></text:span><text:span text:style-name="T1">if</text:span><text:span text:style-name="T5"> (GetEigenePosition(ID) + Wurf &lt;= 39)</text:span></text:p>
      <text:p text:style-name="P1"><text:s text:c="8"/>{</text:p>
      <text:p text:style-name="P2"><text:span text:style-name="T5"><text:s text:c="12"/></text:span><text:span text:style-name="T1">int</text:span><text:span text:style-name="T5"> a = GetEigenePosition(ID) + Wurf;</text:span></text:p>
      <text:p text:style-name="P2"><text:span text:style-name="T5"><text:s text:c="12"/></text:span><text:span text:style-name="T1">int</text:span><text:span text:style-name="T5"> b = Spielfeld[a];</text:span></text:p>
      <text:p text:style-name="P2"><text:span text:style-name="T5"><text:s text:c="12"/></text:span><text:span text:style-name="T1">if</text:span><text:span text:style-name="T5"> (b == GetFarbe()) </text:span><text:span text:style-name="T1">return</text:span><text:span text:style-name="T5"> </text:span><text:span text:style-name="T1">false</text:span><text:span text:style-name="T5">;</text:span></text:p>
      <text:p text:style-name="P2"><text:span text:style-name="T5"><text:s text:c="12"/></text:span><text:span text:style-name="T1">if</text:span><text:span text:style-name="T5"> (b != GetFarbe() &amp;&amp; (a == 4 || a == 14 || a == 24 || a == 34)) </text:span><text:span text:style-name="T1">return</text:span><text:span text:style-name="T5"> </text:span><text:span text:style-name="T1">false</text:span><text:span text:style-name="T5">;</text:span></text:p>
      <text:p text:style-name="P2"><text:span text:style-name="T5"><text:s text:c="12"/></text:span><text:span text:style-name="T1">if</text:span><text:span text:style-name="T5"> (b &lt;= 0) </text:span><text:span text:style-name="T1">return</text:span><text:span text:style-name="T5"> </text:span><text:span text:style-name="T1">true</text:span><text:span text:style-name="T5">;</text:span></text:p>
      <text:p text:style-name="P2"><text:span text:style-name="T5"><text:s text:c="12"/></text:span><text:span text:style-name="T1">return</text:span><text:span text:style-name="T5"> </text:span><text:span text:style-name="T1">true</text:span><text:span text:style-name="T5">;</text:span></text:p>
      <text:p text:style-name="P1"><text:s text:c="8"/>}</text:p>
      <text:p text:style-name="P1"/>
      <text:p text:style-name="P2"><text:span text:style-name="T5"><text:s text:c="8"/></text:span><text:span text:style-name="T1">return</text:span><text:span text:style-name="T5"> </text:span><text:span text:style-name="T1">false</text:span><text:span text:style-name="T5">;</text:span></text:p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bool</text:span><text:span text:style-name="T7"> BewegungEinerMoeglich(</text:span><text:span text:style-name="T3">int</text:span><text:span text:style-name="T7"> Wurf)</text:span></text:p>
      <text:p text:style-name="P1"><text:s text:c="4"/>{</text:p>
      <text:p text:style-name="P2"><text:span text:style-name="T5"><text:s text:c="8"/></text:span><text:span text:style-name="T1">for</text:span><text:span text:style-name="T5"> (</text:span><text:span text:style-name="T1">int</text:span><text:span text:style-name="T5"> i = 0; i &lt; 4; i++) </text:span><text:span text:style-name="T1">if</text:span><text:span text:style-name="T5"> (BewegungMoeglich(i, Wurf)) </text:span><text:span text:style-name="T1">return</text:span><text:span text:style-name="T5"> </text:span><text:span text:style-name="T1">true</text:span><text:span text:style-name="T5">;</text:span></text:p>
      <text:p text:style-name="P2"><text:span text:style-name="T5"><text:s text:c="8"/></text:span><text:span text:style-name="T1">return</text:span><text:span text:style-name="T5"> </text:span><text:span text:style-name="T1">false</text:span><text:span text:style-name="T5">;</text:span>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5"><text:s text:c="4"/></text:span><text:span text:style-name="T3">public</text:span><text:span text:style-name="T7"> </text:span><text:span text:style-name="T3">int</text:span><text:span text:style-name="T7"> GetEigeneFrei()</text:span></text:p>
      <text:p text:style-name="P1"><text:s text:c="4"/>{</text:p>
      <text:p text:style-name="P2"><text:span text:style-name="T5"><text:s text:c="8"/></text:span><text:span text:style-name="T1">int</text:span><text:span text:style-name="T5"> anz = 0;</text:span></text:p>
      <text:p text:style-name="P2"><text:span text:style-name="T5"><text:s text:c="8"/></text:span><text:span text:style-name="T1">for</text:span><text:span text:style-name="T5"> (</text:span><text:span text:style-name="T1">int</text:span><text:span text:style-name="T5"> i = 0; i &lt; 4; i++)</text:span></text:p>
      <text:p text:style-name="P1"><text:s text:c="8"/>{</text:p>
      <text:p text:style-name="P2"><text:span text:style-name="T5"><text:s text:c="12"/></text:span><text:span text:style-name="T1">if</text:span><text:span text:style-name="T5"> (EigenePosition[i] &lt;= -1) anz++;</text:span></text:p>
      <text:p text:style-name="P1"><text:s text:c="8"/>}</text:p>
      <text:p text:style-name="P2"><text:span text:style-name="T5"><text:s text:c="8"/></text:span><text:span text:style-name="T1">return</text:span><text:span text:style-name="T5"> anz;</text:span></text:p>
      <text:p text:style-name="P1"/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int</text:span><text:span text:style-name="T7"> GetEigeneSave()</text:span></text:p>
      <text:p text:style-name="P1"><text:s text:c="4"/>{</text:p>
      <text:p text:style-name="P2"><text:span text:style-name="T5"><text:s text:c="8"/></text:span><text:span text:style-name="T1">int</text:span><text:span text:style-name="T5"> anz = 0;</text:span></text:p>
      <text:p text:style-name="P2"><text:span text:style-name="T5"><text:s text:c="8"/></text:span><text:span text:style-name="T1">for</text:span><text:span text:style-name="T5"> (</text:span><text:span text:style-name="T1">int</text:span><text:span text:style-name="T5"> i = 0; i &lt; 4; i++)</text:span></text:p>
      <text:p text:style-name="P1"><text:s text:c="8"/>{</text:p>
      <text:p text:style-name="P2"><text:span text:style-name="T5"><text:s text:c="12"/></text:span><text:span text:style-name="T1">if</text:span><text:span text:style-name="T5"> (EigenePosition[i] &gt;= 40) anz++;</text:span></text:p>
      <text:p text:style-name="P1"><text:s text:c="8"/>}</text:p>
      <text:p text:style-name="P2"><text:span text:style-name="T5"><text:s text:c="8"/></text:span><text:span text:style-name="T1">return</text:span><text:span text:style-name="T5"> anz;</text:span></text:p>
      <text:p text:style-name="P1"/>
      <text:p text:style-name="P1"><text:s text:c="4"/>}</text:p>
      <text:p text:style-name="P1"/>
      <text:p text:style-name="P2"><text:span text:style-name="T5"><text:s text:c="4"/></text:span><text:span text:style-name="T3">public</text:span><text:span text:style-name="T7"> </text:span><text:span text:style-name="T3">int</text:span><text:span text:style-name="T7"> GetEigeneFigurenAnzahl()</text:span></text:p>
      <text:p text:style-name="P1"><text:s text:c="4"/>{</text:p>
      <text:p text:style-name="P2"><text:span text:style-name="T5"><text:s text:c="8"/></text:span><text:span text:style-name="T1">int</text:span><text:span text:style-name="T5"> anz = 0;</text:span></text:p>
      <text:p text:style-name="P2"><text:span text:style-name="T5"><text:s text:c="8"/></text:span><text:span text:style-name="T1">for</text:span><text:span text:style-name="T5"> (</text:span><text:span text:style-name="T1">int</text:span><text:span text:style-name="T5"> i = 0; i &lt; 4; i++)</text:span></text:p>
      <text:p text:style-name="P1"><text:s text:c="8"/>{</text:p>
      <text:p text:style-name="P2"><text:span text:style-name="T5"><text:s text:c="12"/></text:span><text:span text:style-name="T1">if</text:span><text:span text:style-name="T5"> (GetOnField(i))</text:span></text:p>
      <text:p text:style-name="P1"><text:s text:c="12"/>{</text:p>
      <text:p text:style-name="P1"><text:s text:c="16"/>anz++;</text:p>
      <text:p text:style-name="P1"><text:s text:c="12"/>}</text:p>
      <text:p text:style-name="P1"><text:s text:c="8"/>}</text:p>
      <text:p text:style-name="P2"><text:span text:style-name="T5"><text:s text:c="8"/></text:span><text:span text:style-name="T1">return</text:span><text:span text:style-name="T5"> anz;</text:span></text:p>
      <text:p text:style-name="P1"><text:s text:c="4"/>}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.012cm" fo:margin-left="0.053cm" fo:margin-right="0.04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1</meta:editing-cycles>
    <meta:generator>LibreOffice/3.5$Windows_x86 LibreOffice_project/165a79a-7059095-e13bb37-fef39a4-9503d18</meta:generator>
    <dc:date>2013-04-04T10:39:44.91</dc:date>
    <meta:document-statistic meta:table-count="0" meta:image-count="0" meta:object-count="0" meta:page-count="2" meta:paragraph-count="86" meta:word-count="305" meta:character-count="2304" meta:non-whitespace-character-count="1409"/>
    <meta:user-defined meta:name="Info 1"/>
    <meta:user-defined meta:name="Info 2"/>
    <meta:user-defined meta:name="Info 3"/>
    <meta:user-defined meta:name="Info 4"/>
  </office:meta>
</office:document-meta>
</file>